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7.004cm" style:rel-column-width="26097*"/>
    </style:style>
    <style:style style:name="Таблица1.B" style:family="table-column">
      <style:table-column-properties style:column-width="10.585cm" style:rel-column-width="3943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text-properties fo:language="ru" fo:country="RU" officeooo:rsid="0001fc9f" officeooo:paragraph-rsid="0001fc9f"/>
    </style:style>
    <style:style style:name="P2" style:family="paragraph" style:parent-style-name="Table_20_Contents">
      <style:text-properties fo:language="ru" fo:country="RU" officeooo:rsid="0002cbe9" officeooo:paragraph-rsid="0002cbe9"/>
    </style:style>
    <style:style style:name="P3" style:family="paragraph" style:parent-style-name="Table_20_Contents">
      <style:text-properties fo:language="ru" fo:country="RU" officeooo:rsid="0003eb4a" officeooo:paragraph-rsid="0003eb4a"/>
    </style:style>
    <style:style style:name="P4" style:family="paragraph" style:parent-style-name="Table_20_Contents">
      <style:text-properties fo:language="ru" fo:country="RU" fo:font-weight="bold" officeooo:rsid="0003eb4a" officeooo:paragraph-rsid="0003eb4a" style:font-weight-asian="bold" style:font-weight-complex="bold"/>
    </style:style>
    <style:style style:name="P5" style:family="paragraph" style:parent-style-name="Table_20_Contents">
      <style:text-properties fo:language="ru" fo:country="RU" officeooo:rsid="00054595" officeooo:paragraph-rsid="00054595"/>
    </style:style>
    <style:style style:name="P6" style:family="paragraph" style:parent-style-name="Table_20_Contents">
      <style:text-properties fo:language="ru" fo:country="RU" officeooo:rsid="00068aca" officeooo:paragraph-rsid="00068aca"/>
    </style:style>
    <style:style style:name="P7" style:family="paragraph" style:parent-style-name="Table_20_Contents">
      <style:text-properties fo:language="ru" fo:country="RU" officeooo:rsid="00075e36" officeooo:paragraph-rsid="00075e36"/>
    </style:style>
    <style:style style:name="P8" style:family="paragraph" style:parent-style-name="Table_20_Contents">
      <style:text-properties fo:language="ru" fo:country="RU" officeooo:rsid="00075e36" officeooo:paragraph-rsid="00084f15"/>
    </style:style>
    <style:style style:name="P9" style:family="paragraph" style:parent-style-name="Table_20_Contents">
      <style:text-properties fo:language="ru" fo:country="RU" officeooo:rsid="000a3afb" officeooo:paragraph-rsid="000a3afb"/>
    </style:style>
    <style:style style:name="P10" style:family="paragraph" style:parent-style-name="Table_20_Contents">
      <style:text-properties fo:language="ru" fo:country="RU" officeooo:rsid="000af27d" officeooo:paragraph-rsid="000af27d"/>
    </style:style>
    <style:style style:name="P11" style:family="paragraph" style:parent-style-name="Table_20_Contents">
      <style:text-properties fo:language="ru" fo:country="RU" officeooo:rsid="000d17eb" officeooo:paragraph-rsid="000d17eb"/>
    </style:style>
    <style:style style:name="P12" style:family="paragraph" style:parent-style-name="Table_20_Contents">
      <style:text-properties fo:language="ru" fo:country="RU" officeooo:rsid="00117bd8" officeooo:paragraph-rsid="00117bd8"/>
    </style:style>
    <style:style style:name="P13" style:family="paragraph" style:parent-style-name="Table_20_Contents">
      <style:text-properties fo:language="ru" fo:country="RU" officeooo:rsid="0011b38e" officeooo:paragraph-rsid="0011b38e"/>
    </style:style>
    <style:style style:name="P14" style:family="paragraph" style:parent-style-name="Table_20_Contents">
      <style:text-properties fo:font-weight="bold" officeooo:rsid="0001fc9f" officeooo:paragraph-rsid="0001fc9f" style:font-weight-asian="bold" style:font-weight-complex="bold"/>
    </style:style>
    <style:style style:name="P15" style:family="paragraph" style:parent-style-name="Table_20_Contents">
      <style:text-properties officeooo:paragraph-rsid="0003eb4a"/>
    </style:style>
    <style:style style:name="P16" style:family="paragraph" style:parent-style-name="Table_20_Contents">
      <style:text-properties fo:language="en" fo:country="US" officeooo:rsid="000c8555" officeooo:paragraph-rsid="000c8555"/>
    </style:style>
    <style:style style:name="P17" style:family="paragraph" style:parent-style-name="Table_20_Contents">
      <style:text-properties fo:language="en" fo:country="US" officeooo:rsid="000d17eb" officeooo:paragraph-rsid="000d17eb"/>
    </style:style>
    <style:style style:name="P18" style:family="paragraph" style:parent-style-name="Table_20_Contents">
      <style:text-properties fo:language="en" fo:country="US" officeooo:rsid="0011b38e" officeooo:paragraph-rsid="0011b38e"/>
    </style:style>
    <style:style style:name="P19" style:family="paragraph" style:parent-style-name="Text_20_body">
      <style:text-properties fo:language="ru" fo:country="RU" officeooo:rsid="0001fc9f" officeooo:paragraph-rsid="0001fc9f"/>
    </style:style>
    <style:style style:name="P20" style:family="paragraph" style:parent-style-name="Table_20_Contents">
      <style:text-properties fo:language="ru" fo:country="RU" officeooo:rsid="00140433" officeooo:paragraph-rsid="00140433"/>
    </style:style>
    <style:style style:name="P21" style:family="paragraph" style:parent-style-name="Table_20_Contents">
      <style:text-properties fo:language="ru" fo:country="RU" officeooo:rsid="00140433" officeooo:paragraph-rsid="00156be3"/>
    </style:style>
    <style:style style:name="P22" style:family="paragraph" style:parent-style-name="Table_20_Contents">
      <style:text-properties fo:language="ru" fo:country="RU" officeooo:rsid="00156be3" officeooo:paragraph-rsid="00156be3"/>
    </style:style>
    <style:style style:name="P23" style:family="paragraph" style:parent-style-name="Table_20_Contents">
      <style:text-properties fo:language="ru" fo:country="RU" officeooo:rsid="001671d8" officeooo:paragraph-rsid="001671d8"/>
    </style:style>
    <style:style style:name="P24" style:family="paragraph" style:parent-style-name="Table_20_Contents">
      <style:text-properties fo:language="ru" fo:country="RU" officeooo:rsid="0017305d" officeooo:paragraph-rsid="0017305d"/>
    </style:style>
    <style:style style:name="P25" style:family="paragraph" style:parent-style-name="Table_20_Contents">
      <style:text-properties fo:language="ru" fo:country="RU" officeooo:rsid="001a2c76" officeooo:paragraph-rsid="001a2c76"/>
    </style:style>
    <style:style style:name="P26" style:family="paragraph" style:parent-style-name="Table_20_Contents">
      <style:text-properties officeooo:rsid="001671d8" officeooo:paragraph-rsid="001671d8"/>
    </style:style>
    <style:style style:name="P27" style:family="paragraph" style:parent-style-name="Table_20_Contents">
      <style:text-properties officeooo:paragraph-rsid="001a2c76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3eb4a"/>
    </style:style>
    <style:style style:name="T3" style:family="text">
      <style:text-properties fo:language="en" fo:country="US" officeooo:rsid="00084f15"/>
    </style:style>
    <style:style style:name="T4" style:family="text">
      <style:text-properties fo:language="en" fo:country="US" officeooo:rsid="000c8555"/>
    </style:style>
    <style:style style:name="T5" style:family="text">
      <style:text-properties fo:language="en" fo:country="US" officeooo:rsid="00156be3"/>
    </style:style>
    <style:style style:name="T6" style:family="text">
      <style:text-properties fo:language="en" fo:country="US" officeooo:rsid="0017305d"/>
    </style:style>
    <style:style style:name="T7" style:family="text">
      <style:text-properties fo:language="en" fo:country="US" officeooo:rsid="00190e77"/>
    </style:style>
    <style:style style:name="T8" style:family="text">
      <style:text-properties fo:language="en" fo:country="US" officeooo:rsid="001a2c76"/>
    </style:style>
    <style:style style:name="T9" style:family="text">
      <style:text-properties fo:language="en" fo:country="US" officeooo:rsid="001bd661"/>
    </style:style>
    <style:style style:name="T10" style:family="text">
      <style:text-properties fo:language="en" fo:country="US" officeooo:rsid="001d5497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03eb4a"/>
    </style:style>
    <style:style style:name="T13" style:family="text">
      <style:text-properties fo:language="ru" fo:country="RU" officeooo:rsid="000e62a9"/>
    </style:style>
    <style:style style:name="T14" style:family="text">
      <style:text-properties fo:language="ru" fo:country="RU" officeooo:rsid="0017305d"/>
    </style:style>
    <style:style style:name="T15" style:family="text">
      <style:text-properties fo:language="ru" fo:country="RU" officeooo:rsid="001a2c76"/>
    </style:style>
    <style:style style:name="T16" style:family="text">
      <style:text-properties fo:language="ru" fo:country="RU" officeooo:rsid="001bd661"/>
    </style:style>
    <style:style style:name="T17" style:family="text">
      <style:text-properties officeooo:rsid="00075e36"/>
    </style:style>
    <style:style style:name="T18" style:family="text">
      <style:text-properties officeooo:rsid="00084f15"/>
    </style:style>
    <style:style style:name="T19" style:family="text">
      <style:text-properties officeooo:rsid="000c8555"/>
    </style:style>
    <style:style style:name="T20" style:family="text">
      <style:text-properties officeooo:rsid="000f8755"/>
    </style:style>
    <style:style style:name="T21" style:family="text">
      <style:text-properties officeooo:rsid="00156be3"/>
    </style:style>
    <style:style style:name="T22" style:family="text">
      <style:text-properties officeooo:rsid="00190e77"/>
    </style:style>
    <style:style style:name="T23" style:family="text">
      <style:text-properties officeooo:rsid="001a2c76"/>
    </style:style>
    <style:style style:name="T24" style:family="text">
      <style:text-properties officeooo:rsid="001d549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Ответы нужно давать лаконичные, <text:span text:style-name="T17">достаточно продемонстрировать понимание предмета</text:span>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Ф.И.О.</text:p>
          </table:table-cell>
          <table:table-cell table:style-name="Таблица1.B1" office:value-type="string">
            <text:p text:style-name="P9">Жаднов Антон Валерьевич</text:p>
          </table:table-cell>
        </table:table-row>
        <table:table-row>
          <table:table-cell table:style-name="Таблица1.A2" table:number-columns-spanned="2" office:value-type="string">
            <text:p text:style-name="P14">Java</text:p>
          </table:table-cell>
          <table:covered-table-cell/>
        </table:table-row>
        <table:table-row>
          <table:table-cell table:style-name="Таблица1.A3" office:value-type="string">
            <text:p text:style-name="P1">Что такое переопределение метода?</text:p>
          </table:table-cell>
          <table:table-cell table:style-name="Таблица1.A2" office:value-type="string">
            <text:p text:style-name="P9">Возможность<text:span text:style-name="T1"> </text:span><text:span text:style-name="T10">я</text:span><text:span text:style-name="T24">зыка</text:span><text:span text:style-name="T10"> Java</text:span><text:span text:style-name="T1"> </text:span>реализовывать методы родительского класса, абстрактного класса, <text:span text:style-name="T20">интерфейса.</text:span></text:p>
          </table:table-cell>
        </table:table-row>
        <table:table-row>
          <table:table-cell table:style-name="Таблица1.A3" office:value-type="string">
            <text:p text:style-name="P2">Какие бывают виды классов?</text:p>
          </table:table-cell>
          <table:table-cell table:style-name="Таблица1.A2" office:value-type="string">
            <text:p text:style-name="P10">1.Вложенные внутренний класс.</text:p>
            <text:p text:style-name="P10">2.Вложенный статический класс.</text:p>
            <text:p text:style-name="P10">3.Анонимный класс.</text:p>
          </table:table-cell>
        </table:table-row>
        <table:table-row>
          <table:table-cell table:style-name="Таблица1.A3" office:value-type="string">
            <text:p text:style-name="P2">Как и зачем можно использовать модификатор <text:span text:style-name="T1">final?</text:span></text:p>
          </table:table-cell>
          <table:table-cell table:style-name="Таблица1.A2" office:value-type="string">
            <text:p text:style-name="P10">Модификатор<text:span text:style-name="T1"> </text:span><text:span text:style-name="T4">final</text:span><text:span text:style-name="T1"> </text:span><text:span text:style-name="T19">гарантирует неизменность, т.е применяя </text:span><text:span text:style-name="T4">final </text:span><text:span text:style-name="T19">классу мы гарантируем то, что от этого класса нельзя будет наследоваться, применяя к методу гарантируем то что метод нельзя будет переопределять, применяя к переменной гарантирует что после присвоения значения переменной она не может быть изменена во время рантайма.</text:span></text:p>
          </table:table-cell>
        </table:table-row>
        <table:table-row>
          <table:table-cell table:style-name="Таблица1.A3" office:value-type="string">
            <text:p text:style-name="P3">Какие есть варианты использования ключевого слова <text:span text:style-name="T1">try?</text:span></text:p>
          </table:table-cell>
          <table:table-cell table:style-name="Таблица1.A2" office:value-type="string">
            <text:p text:style-name="P16"><text:span text:style-name="T11">1.</text:span>Try <text:span text:style-name="T11">с ресурсами.</text:span></text:p>
            <text:p text:style-name="P16"><text:span text:style-name="T11">2.</text:span>Try <text:span text:style-name="T11">без ресурсов.</text:span></text:p>
          </table:table-cell>
        </table:table-row>
        <table:table-row>
          <table:table-cell table:style-name="Таблица1.A3" office:value-type="string">
            <text:p text:style-name="P15"><text:span text:style-name="T12">Какие есть стандартные реализации интерфейса </text:span><text:span text:style-name="T2">List </text:span><text:span text:style-name="T12">и в каких ситуациях их нужно использовать?</text:span></text:p>
          </table:table-cell>
          <table:table-cell table:style-name="Таблица1.A2" office:value-type="string">
            <text:p text:style-name="P11">У интерфеса <text:span text:style-name="T1">List </text:span>есть две основные реализации:</text:p>
            <text:p text:style-name="P17">1.ArrayList – <text:span text:style-name="T11">коллекция на основании массива, </text:span><text:span text:style-name="T13">ее необходимо использовать когда необходимо часто извлекать данные(извлечение данные проходит за О(1)) и добавление в конец списка(О(1)).</text:span></text:p>
            <text:p text:style-name="P17">2.LinkedList - <text:span text:style-name="T11">коллекция на основании двусвязного списка, </text:span><text:span text:style-name="T13">ее необходимо использовать для вставки и удаления элементов(О(1)).</text:span></text:p>
          </table:table-cell>
        </table:table-row>
        <table:table-row>
          <table:table-cell table:style-name="Таблица1.A3" office:value-type="string">
            <text:p text:style-name="P5">В чём основная идея стримов из пакета java.util.stream?</text:p>
          </table:table-cell>
          <table:table-cell table:style-name="Таблица1.A2" office:value-type="string">
            <text:p text:style-name="P12">Основная идея стримов работы с коллекциями в функциональном стиле. Стримы избавляют от стереотипного кода.</text:p>
          </table:table-cell>
        </table:table-row>
        <table:table-row>
          <table:table-cell table:style-name="Таблица1.A2" table:number-columns-spanned="2" office:value-type="string">
            <text:p text:style-name="P4">Разное</text:p>
          </table:table-cell>
          <table:covered-table-cell/>
        </table:table-row>
        <table:table-row>
          <table:table-cell table:style-name="Таблица1.A3" office:value-type="string">
            <text:p text:style-name="P3">Каким критериям должна удовлетворять «хорошая» хэш-функция?</text:p>
          </table:table-cell>
          <table:table-cell table:style-name="Таблица1.A2" office:value-type="string">
            <text:p text:style-name="P13">1.Быстрая скорость вычисления.</text:p>
            <text:p text:style-name="P13">2.Отсутствие или минимальное кол-во коллизий.</text:p>
          </table:table-cell>
        </table:table-row>
        <table:table-row>
          <table:table-cell table:style-name="Таблица1.A3" office:value-type="string">
            <text:p text:style-name="P6">В чём причина популярности и широкого распространения кодировки <text:span text:style-name="T1">UTF-8?</text:span></text:p>
          </table:table-cell>
          <table:table-cell table:style-name="Таблица1.A2" office:value-type="string">
            <text:p text:style-name="P18">UTF-8 <text:span text:style-name="T11">позволяет более компактно хранить и передавать символы </text:span>Unicode.</text:p>
          </table:table-cell>
        </table:table-row>
        <table:table-row>
          <table:table-cell table:style-name="Таблица1.A3" office:value-type="string">
            <text:p text:style-name="P8"><text:span text:style-name="T18">Сравните форматы </text:span><text:span text:style-name="T3">XML </text:span><text:span text:style-name="T18">и </text:span><text:span text:style-name="T3">JSON. </text:span><text:span text:style-name="T18">Когда какой использовать?</text:span></text:p>
          </table:table-cell>
          <table:table-cell table:style-name="Таблица1.A2" office:value-type="string">
            <text:p text:style-name="P26">1.<text:span text:style-name="T1">XML-</text:span><text:span text:style-name="T6"> </text:span><text:span text:style-name="T14">язык разметки , </text:span><text:span text:style-name="T6">JSON – </text:span><text:span text:style-name="T14">текстовый формат.</text:span></text:p>
            <text:p text:style-name="P23">2.<text:span text:style-name="T1">XML- </text:span>хранит информацию в виде древовидной структуры, <text:span text:style-name="T1">JSON </text:span>ключ-значение.</text:p>
            <text:p text:style-name="P24">3.<text:span text:style-name="T22">Для работы с </text:span><text:span text:style-name="T7">XML существ</text:span><text:span text:style-name="T22">ует большое кол-во библиотек/</text:span><text:span text:style-name="T7">api SAX, StAX, JDOM </text:span><text:span text:style-name="T23">что делает работу с </text:span><text:span text:style-name="T8">XML </text:span><text:span text:style-name="T23">более гибкой, однако это и является минусов т.к требуется писать больше кода, </text:span><text:span text:style-name="T8">JSON</text:span><text:span text:style-name="T23"> –</text:span><text:span text:style-name="T8"> </text:span><text:span text:style-name="T23">требует меньшего кол-ва кода.</text:span></text:p>
            <text:p text:style-name="P25"><text:soft-page-break/>Итог: Если система с который мы работает имеет большое </text:p>
            <text:p text:style-name="P27"><text:span text:style-name="T15">кол-во бизнес-требований(например банковские системы) то лучше использовать</text:span><text:span text:style-name="T8"> XML,</text:span><text:span text:style-name="T15"> если же система простая и требует просто</text:span><text:span text:style-name="T16">й</text:span><text:span text:style-name="T15"> <text:s/></text:span><text:span text:style-name="T16">обмен данными лучше </text:span><text:span text:style-name="T9">JSON.</text:span></text:p>
          </table:table-cell>
        </table:table-row>
        <table:table-row>
          <table:table-cell table:style-name="Таблица1.A3" office:value-type="string">
            <text:p text:style-name="P7">Опишите что будет происходить «под капотом» после ввода адреса сайта в браузере и нажатия <text:span text:style-name="T1">Enter?</text:span></text:p>
          </table:table-cell>
          <table:table-cell table:style-name="Таблица1.A2" office:value-type="string">
            <text:p text:style-name="P20">1.Пользователь вводит адрес в брауз<text:span text:style-name="T23">е</text:span>ре.</text:p>
            <text:p text:style-name="P21">2.Браузер начинает искать информацию о сайте в истории подключений, ОС, кэше роутера, <text:span text:style-name="T21">если найдена устанавливает соединение.</text:span></text:p>
            <text:p text:style-name="P21"><text:span text:style-name="T21">3.</text:span><text:span text:style-name="T5">Б</text:span><text:span text:style-name="T21">раузер отправляет отправляет запросы к </text:span><text:span text:style-name="T5">DNS – </text:span><text:span text:style-name="T21">серверам для поиска нужного ресурса.</text:span></text:p>
            <text:p text:style-name="P22">4.Браузер устанавливает соединение.</text:p>
            <text:p text:style-name="P22">5.Браузер отправляет <text:span text:style-name="T1">HTTP </text:span>запрос для получения контента.</text:p>
            <text:p text:style-name="P22">6.Сервер обрабатывает запрос.</text:p>
            <text:p text:style-name="P22">7.Сервер отправляет ответ.</text:p>
            <text:p text:style-name="P22">8.Браузер рендерит контен.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Neat_Office/6.2.8.2$Windows_x86 LibreOffice_project/</meta:generator>
    <dc:date>2021-05-15T14:39:23.628000000</dc:date>
    <meta:editing-duration>PT44M22S</meta:editing-duration>
    <meta:editing-cycles>6</meta:editing-cycles>
    <meta:document-statistic meta:table-count="1" meta:image-count="0" meta:object-count="0" meta:page-count="2" meta:paragraph-count="42" meta:word-count="367" meta:character-count="2809" meta:non-whitespace-character-count="2478"/>
  </office:meta>
</office:document-meta>
</file>